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relationSetDaoImpl.setValue( QName [ ] names , CorrelationKey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rrelationSetDaoImpl.CorrelationSetDaoImpl( String name , org . apache . ode . bpel . dao . ScopeDAO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rrelationSetDao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SetDao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SetDaoImpl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SetDaoImpl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SetDaoImpl.getCorrelationS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